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cdcdc" fo:min-height="7.87cm"/>
    </style:style>
    <style:style style:name="P1" style:family="paragraph">
      <style:paragraph-properties fo:text-align="start"/>
      <style:text-properties style:font-name="arial" fo:font-size="16pt" style:font-name-asian="Liberation Mono" style:font-size-asian="16pt" style:font-name-complex="Liberation Mono" style:font-size-complex="16pt"/>
    </style:style>
    <style:style style:name="P2" style:family="paragraph">
      <loext:graphic-properties draw:fill="solid" draw:fill-color="#dcdcdc"/>
      <style:paragraph-properties fo:text-align="start"/>
      <style:text-properties style:font-name="arial" fo:font-size="16pt" style:font-name-asian="Liberation Mono" style:font-size-asian="16pt" style:font-name-complex="Liberation Mono" style:font-size-complex="16pt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088cm" svg:height="9.029cm" svg:x="3.9cm" svg:y="5.1cm">
          <draw:text-box>
            <text:p text:style-name="P1"><text:span text:style-name="T1"><text:tab/></text:span><text:span text:style-name="T1"><text:tab/></text:span><text:span text:style-name="T1"> <text:s text:c="2"/></text:span><text:span text:style-name="T1">N <text:s text:c="5"/>Mean <text:s text:c="13"/>SD <text:s text:c="7"/>SE <text:s text:c="8"/>95% Conf. <text:s text:c="2"/>Interval</text:span></text:p>
            <text:p text:style-name="P1"><text:span text:style-name="T1">Female</text:span></text:p>
            <text:p text:style-name="P1"><text:span text:style-name="T2"><text:s text:c="59"/></text:span></text:p>
            <text:p text:style-name="P1"><text:span text:style-name="T1">level_0</text:span><text:span text:style-name="T2"> <text:s text:c="3"/>2782 <text:s/>0.132164 <text:s/>0.216442 <text:s/>0.004104 <text:s text:c="2"/>0.124120 <text:s/>0.140209</text:span></text:p>
            <text:p text:style-name="P1"><text:span text:style-name="T1">level_6</text:span><text:span text:style-name="T2"> <text:s text:c="3"/>2782 <text:s/>0.160483 <text:s/>0.225222 <text:s/>0.004270 <text:s text:c="2"/>0.152112 <text:s/>0.168854</text:span></text:p>
            <text:p text:style-name="P1"><text:span text:style-name="T1">level_8</text:span><text:span text:style-name="T2"> <text:s text:c="3"/>2782 <text:s/>0.166551 <text:s/>0.218262 <text:s/>0.004138 <text:s text:c="2"/>0.158438 <text:s/>0.174663</text:span></text:p>
            <text:p text:style-name="P1"><text:span text:style-name="T1">level_7</text:span><text:span text:style-name="T2"> <text:s text:c="3"/>2782 <text:s/>0.166963 <text:s/>0.220442 <text:s/>0.004179 <text:s text:c="2"/>0.158770 <text:s/>0.175156</text:span></text:p>
            <text:p text:style-name="P1"><text:span text:style-name="T1">level_2</text:span><text:span text:style-name="T2"> <text:s text:c="3"/>2782 <text:s/>0.167104 <text:s/>0.239145 <text:s/>0.004534 <text:s text:c="2"/>0.158216 <text:s/>0.175993</text:span></text:p>
            <text:p text:style-name="P1"><text:span text:style-name="T1">level_10</text:span><text:span text:style-name="T2"> <text:s/>2782 <text:s/>0.169066 <text:s/>0.223008 <text:s/>0.004228 <text:s text:c="2"/>0.160778 <text:s/>0.177355</text:span></text:p>
            <text:p text:style-name="P1"><text:span text:style-name="T1">level_5</text:span><text:span text:style-name="T2"> <text:s text:c="3"/>2782 <text:s/>0.169404 <text:s/>0.230365 <text:s/>0.004368 <text:s text:c="2"/>0.160842 <text:s/>0.177966</text:span></text:p>
            <text:p text:style-name="P1"><text:span text:style-name="T1">level_3</text:span><text:span text:style-name="T2"> <text:s text:c="3"/>2782 <text:s/>0.170108 <text:s/>0.236792 <text:s/>0.004489 <text:s text:c="2"/>0.161308 <text:s/>0.178909</text:span></text:p>
            <text:p text:style-name="P1"><text:span text:style-name="T1">level_9</text:span><text:span text:style-name="T2"> <text:s text:c="3"/>2782 <text:s/>0.178096 <text:s/>0.227038 <text:s/>0.004304 <text:s text:c="2"/>0.169658 <text:s/>0.186535</text:span></text:p>
            <text:p text:style-name="P1"><text:span text:style-name="T1">level_4</text:span><text:span text:style-name="T2"> <text:s text:c="3"/>2782 <text:s/>0.179424 <text:s/>0.243967 <text:s/>0.004625 <text:s text:c="2"/>0.170356 <text:s/>0.188491</text:span></text:p>
            <text:p text:style-name="P1"><text:span text:style-name="T1">level_1</text:span><text:span text:style-name="T2"> <text:s text:c="3"/>2782 <text:s/>0.186221 <text:s/>0.232819 <text:s/>0.004414 <text:s text:c="2"/>0.177568 <text:s/>0.19487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3:34:57.176769705</meta:creation-date>
    <dc:date>2019-11-01T18:44:01.528659938</dc:date>
    <meta:editing-duration>PT4H58M5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